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list-style-name="WWNum50"/>
    <style:style style:name="P2" style:family="paragraph" style:parent-style-name="List_20_Paragraph" style:list-style-name="WWNum52"/>
    <style:style style:name="P3" style:family="paragraph" style:parent-style-name="List_20_Paragraph" style:list-style-name="WWNum18"/>
    <style:style style:name="P4" style:family="paragraph" style:parent-style-name="List_20_Paragraph" style:list-style-name="WWNum26"/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chnische Dokumentation TimeBox3</text:h>
      <text:h text:style-name="Heading_20_2" text:outline-level="2">UseCase Ernährungsprotokoll anlegen über Webbrowser</text:h>
      <text:h text:style-name="Heading_20_3" text:outline-level="3">Designentscheidungen</text:h>
      <text:p text:style-name="Text_20_body">Als Framework wurde PrimeFaces gewählt, weil es die von uns gewünschten Funktionalitäten enthält, wie zum Beispiel AJAX Support für JSF. Für JSF haben wir uns entschieden, da sich die <text:s/>bestehende Architektur damit ideal über ManagedBeans koppeln lässt und trotzdem eine klare Trennung der Schichten bestehen bleibt.</text:p>
      <text:h text:style-name="Heading_20_3" text:outline-level="3">UseCase Ernährungsprotokoll erfasse</text:h>
      <text:p text:style-name="Text_20_body"/>
      <text:p text:style-name="Standard"><text:span text:style-name="Intense_20_Reference"><text:span text:style-name="T1">Vorbedingung</text:span></text:span></text:p>
      <text:list xml:id="list28551097" text:style-name="WWNum50">
        <text:list-item>
          <text:p text:style-name="P1">Der Anwender ist bereits am System angemeldet.</text:p>
        </text:list-item>
        <text:list-item>
          <text:p text:style-name="P1">Der Anwender hat die nötigen Rechte EPs zu erfassen.</text:p>
        </text:list-item>
        <text:list-item>
          <text:p text:style-name="P1">Der Anwender hat bereits den Anwendungsfall „Diät anzeigen“ durchgeführt.</text:p>
        </text:list-item>
        <text:list-item>
          <text:p text:style-name="P1">Die Protokolldaten sind verfügbar.</text:p>
        </text:list-item>
        <text:list-item>
          <text:p text:style-name="P1">Der durchführende Anwender wird in Folge nur noch User genannt.</text:p>
        </text:list-item>
      </text:list>
      <text:p text:style-name="Standard"><text:span text:style-name="Intense_20_Reference"><text:span text:style-name="T1">Main Success Szenario</text:span></text:span></text:p>
      <text:list xml:id="list28562210" text:style-name="WWNum52">
        <text:list-item>
          <text:p text:style-name="P2">Das System zeigt eine leere Maske zur Erfassung eines EPs an.</text:p>
        </text:list-item>
        <text:list-item>
          <text:p text:style-name="P2">Der User gibt die Daten für den EP Kopf ein.</text:p>
          <text:list>
            <text:list-item>
              <text:p text:style-name="P2">Datum der Erfassung</text:p>
            </text:list-item>
            <text:list-item>
              <text:p text:style-name="P2">Erfasst von</text:p>
            </text:list-item>
            <text:list-item>
              <text:p text:style-name="P2">Protokolltyp </text:p>
            </text:list-item>
            <text:list-item>
              <text:p text:style-name="P2">Parameterset</text:p>
            </text:list-item>
            <text:list-item>
              <text:p text:style-name="P2">Kontakt der Erfassung</text:p>
            </text:list-item>
            <text:list-item>
              <text:p text:style-name="P2">Notizen </text:p>
            </text:list-item>
          </text:list>
        </text:list-item>
        <text:list-item>
          <text:p text:style-name="P2">Der User wählt die Option zum Hinzufügen eines neuen Zeitraumes</text:p>
        </text:list-item>
        <text:list-item>
          <text:p text:style-name="P2">Das System zeigt den neuen Zeitraum an.</text:p>
        </text:list-item>
        <text:list-item>
          <text:p text:style-name="P2">Der User wählt die Option zum Hinzufügen einer neuen Mahlzeit.</text:p>
        </text:list-item>
        <text:list-item>
          <text:p text:style-name="P2">Das System Fragt nach dem Code und dem Namen der Mahlzeit.</text:p>
        </text:list-item>
        <text:list-item>
          <text:p text:style-name="P2">Der User gibt Code und Name der Mahlzeit an und bestätigt.</text:p>
        </text:list-item>
        <text:list-item>
          <text:p text:style-name="P2">Das System zeigt die Maske zum Hinzufügen von Rezepten und Nahrungsmitteln an.</text:p>
        </text:list-item>
        <text:list-item>
          <text:p text:style-name="P2">Der User <text:s/>wählt die Option zum Hinzufügen eines neuen Rezeptes und Nahrungsmittels.</text:p>
        </text:list-item>
        <text:list-item>
          <text:p text:style-name="P2">Das System zeigt eine Liste von Rezepten und Nahrungsmitteln an.</text:p>
        </text:list-item>
        <text:list-item>
          <text:p text:style-name="P2">Der User wählt laut Protokoll ein Rezept oder Nahrungsmittel aus und bestätigt.</text:p>
        </text:list-item>
        <text:list-item>
          <text:p text:style-name="P2">Der User trägt die laut Protokoll verzehrte Menge ein.</text:p>
        </text:list-item>
        <text:list-item>
          <text:p text:style-name="P2">Der User wiederholt Schritt 10-12 bis Mahlzeit vollständig ist.</text:p>
        </text:list-item>
        <text:list-item>
          <text:p text:style-name="P2">Der User wiederholt Schritt 5-13 für alle Mahlzeiten des Zeitraumes</text:p>
        </text:list-item>
        <text:list-item>
          <text:p text:style-name="P2">Der User wiederholt Schritt 3-14 für alle Zeiträume des Protokolls.</text:p>
        </text:list-item>
        <text:list-item>
          <text:p text:style-name="P2">Der User speichert die Daten ab.</text:p>
        </text:list-item>
        <text:list-item>
          <text:p text:style-name="P2">Das System validiert die Eingaben auf Ihre Vollständigkeit und Korrektheit</text:p>
        </text:list-item>
        <text:list-item>
          <text:p text:style-name="P2">Das System meldet das erfolgreiche Speichern der Daten.</text:p>
        </text:list-item>
      </text:list>
      <text:p text:style-name="Standard"><text:span text:style-name="Intense_20_Reference">Alternative Flows</text:span></text:p>
      <text:p text:style-name="Standard">*a. Der User bricht das Anlegen des EPs ab.</text:p>
      <text:p text:style-name="Standard">5a. Der User wählt die Option zur Übernahme von Mahlzeiten des im Zeitraum gültigen Diätplans.</text:p>
      <text:list xml:id="list28546042" text:style-name="WWNum18">
        <text:list-item>
          <text:p text:style-name="P3">Das System sucht den Diätplan welcher am angegebenen Zeitraum gültig war und kopiert alle Mahlzeiten und Nahrungsmitteln in die Maske. <text:s/></text:p>
        </text:list-item>
        <text:list-item>
          <text:p text:style-name="P3"><text:soft-page-break/>Der User fügt zusätzlich verzehrte Mahlzeiten zu den Mahlzeiten hinzu. Weiter mit 12.</text:p>
        </text:list-item>
      </text:list>
      <text:p text:style-name="Standard">17a. Das System meldet eine invalide Eingabe und markiert die zugehörigen Felder.</text:p>
      <text:list xml:id="list28552053" text:style-name="WWNum26">
        <text:list-item>
          <text:p text:style-name="P4">Der User korrigiert die invaliden Eingaben. Weiter mit 16.</text:p>
        </text:list-item>
      </text:list>
      <text:p text:style-name="List_20_Paragraph"/>
      <text:p text:style-name="List_20_Paragraph"/>
      <text:p text:style-name="List_20_Paragraph">Sequenzdiagramm: AddProtocol.jpg</text:p>
      <text:p text:style-name="List_20_Paragraph">Schichtenarchitektur: Schichtenarchitektur.jpg</text:p>
      <text:p text:style-name="List_20_Paragraph">Webarchitektur: Webarchitektur.j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/>
    <style:style style:name="Default_20_Paragraph_20_Font" style:display-name="Default Paragraph Font" style:family="text"/>
    <style:style style:name="Intense_20_Reference" style:display-name="Intense Reference" style:family="text" style:parent-style-name="Default_20_Paragraph_20_Fon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6M49S</meta:editing-duration>
    <meta:editing-cycles>6</meta:editing-cycles>
    <meta:generator>OpenOffice.org/3.2$Win32 OpenOffice.org_project/320m18$Build-9502</meta:generator>
    <dc:date>2011-06-10T08:45:20.15</dc:date>
    <meta:document-statistic meta:table-count="0" meta:image-count="0" meta:object-count="0" meta:page-count="2" meta:paragraph-count="46" meta:word-count="409" meta:character-count="2628"/>
    <meta:user-defined meta:name="Info 1"/>
    <meta:user-defined meta:name="Info 2"/>
    <meta:user-defined meta:name="Info 3"/>
    <meta:user-defined meta:name="Info 4"/>
  </office:meta>
</office:document-meta>
</file>